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color="#000000"/>
    </style:style>
    <style:style style:name="P19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/2023<text:bookmark-end text:name="Text14"/></text:p>
            <text:p text:style-name="Normální">KVOP-3738/2023<text:bookmark-end text:name="Text2"/></text:p>
            <text:p text:style-name="Normální"><text:bookmark-start text:name="Text6"/>27. 01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ý pan</text:p>
            <text:p text:style-name="Normální">S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/>
      <text:p text:style-name="Základnítext">Vážený pane S.,</text:p>
      <text:p text:style-name="Základnítext">dne<text:s/><text:span text:style-name="T18">25. ledna 2023</text:span><text:s/>obdržela Kancelář veřejného ochránce práv Vaši žádost o informace. Žádáte o zaslání Sborníku stanovisek veřejného ochránce práv – Vězeňství II, případně i o zaslání třetího dílu tohoto sborníku (pokud je k dispozici).</text:p>
      <text:p text:style-name="Základnítext">Uvedenou publikaci (Vězeňství II) zasílám v příloze. Třetí díl uvedeného sborníku nebyl vydán a ani se v současné době neuvažuje o jeho vydání.</text:p>
      <text:p text:style-name="Základnítext">S pozdravem</text:p>
      <text:p text:style-name="Základnítext"/>
      <text:p text:style-name="Základnítext"/>
      <text:p text:style-name="P19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Sborník stanovisek veřejného ochránce práv – 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9BNP*</text:span></text:p>
        <text:p text:style-name="P12"><text:span text:style-name="T13">KVOPX00D9BNP</text:span>KVOPX00D9BN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2-13T10:18:00Z</meta:creation-date>
    <dc:date>2023-02-13T10:20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12" meta:character-count="778" meta:row-count="5" meta:non-whitespace-character-count="667"/>
  </office:meta>
</office:document-meta>
</file>